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3.96875cm"/>
    </style:style>
    <style:style style:name="co5" style:family="table-column">
      <style:table-column-properties fo:break-before="auto" style:column-width="6.0325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2">
            <text:p>Tracking Number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Origin Address</text:p>
          </table:table-cell>
          <table:table-cell office:value-type="string" table:style-name="ce1">
            <text:p>Destination</text:p>
          </table:table-cell>
          <table:table-cell office:value-type="string" table:style-name="ce1">
            <text:p>Events</text:p>
          </table:table-cell>
          <table:table-cell office:value-type="string" table:style-name="ce1">
            <text:p>servicePoint</text:p>
          </table:table-cell>
          <table:table-cell table:number-columns-repeated="16377"/>
        </table:table-row>
        <table:table-row table:style-name="ro1">
          <table:table-cell office:value-type="float" office:value="6921406671" table:style-name="ce1">
            <text:p>6921406671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.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"id":"6921406671"</text:p>
          </table:table-cell>
          <table:table-cell office:value-type="string" table:style-name="ce1">
            <text:p>"service":"express"</text:p>
          </table:table-cell>
          <table:table-cell office:value-type="string" table:style-name="ce1">
            <text:p>"status"{status: "delivered"}<text:s/></text:p>
          </table:table-cell>
          <table:table-cell office:value-type="string" table:style-name="ce1">
            <text:p>"origin": {address:{"addresslocality": XXXX - SPAIN</text:p>
          </table:table-cell>
          <table:table-cell office:value-type="string" table:style-name="ce1">
            <text:p>"Destination": {address:{"addresslocality": XXXX - SPAIN</text:p>
          </table:table-cell>
          <table:table-cell office:value-type="string" table:style-name="ce1">
            <text:p>(the newest updata) <text:s/>events[{0}]</text:p>
          </table:table-cell>
          <table:table-cell office:value-type="string" table:style-name="ce1">
            <text:p>"servicePoint":{"url":"http://www.dhl.es/en/country_profile.html"}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Felix LUI</meta:initial-creator>
    <dc:creator>Felix LUI</dc:creator>
    <meta:creation-date>2024-02-29T12:13:29Z</meta:creation-date>
    <dc:date>2024-02-29T13:58:46Z</dc:date>
  </office:meta>
</office:document-meta>
</file>